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esNotHaveTests.some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stMethodsFinderTest.shouldKnowWhenClassHas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sTests.some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